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6.05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6.604cm" svg:height="1.524cm" svg:x="8.89cm" svg:y="9.6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1: i, PMSI, P_{new}$§svg§600§TRUE§</svg:desc>
          <draw:polygon draw:style-name="gr2" draw:text-style-name="P2" draw:layer="layout" svg:width="5.417cm" svg:height="0.615cm" svg:x="9.488cm" svg:y="10.146cm" svg:viewBox="0 0 5418 616" draw:points="2708,616 0,616 0,0 5418,0 5418,616">
            <text:p/>
          </draw:polygon>
          <draw:path draw:style-name="gr3" draw:text-style-name="P3" draw:layer="layout" svg:width="0.233cm" svg:height="0.469cm" svg:x="9.55cm" svg:y="10.15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text-style-name="P3" draw:layer="layout" svg:width="0.075cm" svg:height="0.303cm" svg:x="10.094cm" svg:y="10.322cm" svg:viewBox="0 0 76 304" svg:d="M76 38c0-22-16-38-38-38-20 0-38 16-38 38 0 20 18 38 38 38 22 0 38-18 38-38zM76 268c0-22-16-38-38-38-20 0-38 16-38 38 0 20 18 36 38 36 22 0 38-16 38-36z">
            <text:p/>
          </draw:path>
          <draw:path draw:style-name="gr3" draw:text-style-name="P3" draw:layer="layout" svg:width="0.187cm" svg:height="0.473cm" svg:x="10.444cm" svg:y="10.1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083cm" svg:height="0.211cm" svg:x="10.724cm" svg:y="10.5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11.004cm" svg:y="10.14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11.552cm" svg:y="10.144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12.316cm" svg:y="10.12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12.774cm" svg:y="10.144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083cm" svg:height="0.211cm" svg:x="13.172cm" svg:y="10.5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13.452cm" svg:y="10.14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13.896cm" svg:y="10.512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14.252cm" svg:y="10.51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4.508cm" svg:y="10.512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4" draw:text-style-name="P4" draw:layer="layout" draw:type="curve" draw:line-skew="-1.893cm" svg:x1="12.192cm" svg:y1="9.636cm" svg:x2="15.494cm" svg:y2="10.398cm" draw:start-shape="id1" draw:start-glue-point="0" draw:end-shape="id1" draw:end-glue-point="1" svg:d="M12192 9636c0-3630 1915-3025 2938-1927s1154 2689 364 2689" svg:viewBox="0 0 3813 3536">
          <text:p/>
        </draw:connector>
        <draw:g>
          <svg:title>TexMaths</svg:title>
          <svg:desc>20§latex§$null/AR_{PMSI}$§svg§600§TRUE§</svg:desc>
          <draw:polygon draw:style-name="gr2" draw:text-style-name="P2" draw:layer="layout" svg:width="4.311cm" svg:height="0.701cm" svg:x="6.656cm" svg:y="5.322cm" svg:viewBox="0 0 4312 702" draw:points="2156,702 0,702 0,0 4312,0 4312,702">
            <text:p/>
          </draw:polygon>
          <draw:path draw:style-name="gr3" draw:text-style-name="P3" draw:layer="layout" svg:width="0.381cm" svg:height="0.319cm" svg:x="6.676cm" svg:y="5.53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7.096cm" svg:y="5.53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7.508cm" svg:y="5.3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7.73cm" svg:y="5.3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275cm" svg:height="0.703cm" svg:x="7.962cm" svg:y="5.32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83cm" svg:height="0.505cm" svg:x="8.258cm" svg:y="5.34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8.788cm" svg:y="5.368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377cm" svg:height="0.337cm" svg:x="9.326cm" svg:y="5.616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525cm" svg:height="0.337cm" svg:x="9.76cm" svg:y="5.616cm" svg:viewBox="0 0 526 338" svg:d="M468 40c4-18 6-22 42-22 10 0 16 0 16-10 0-8-6-8-14-8h-68c-14 0-14 0-20 10l-192 282-48-278c-2-14-2-14-18-14h-70c-10 0-16 0-16 10 0 8 6 8 16 8 8 0 10 0 20 0 10 2 10 2 10 8 0 0 0 4-2 10l-62 250c-4 16-12 32-52 34-4 0-10 0-10 12 0 0 0 6 8 6 14 0 34-2 50-2 12 0 42 2 54 2 2 0 10 0 10-10 0-8-8-8-12-8-32 0-32-14-32-20 0-2 0-4 2-12l66-264 54 300c2 10 2 14 10 14 6 0 10-6 14-10l208-310v2l-70 280c-4 16-4 20-44 20-8 0-14 0-14 12 0 0 0 6 8 6 10 0 20-2 30-2s22 0 32 0c14 0 48 2 62 2 4 0 10 0 10-10 0-8-6-8-16-8 0 0-10 0-18 0-12-2-12-4-12-8s2-8 2-12z">
            <text:p/>
          </draw:path>
          <draw:path draw:style-name="gr3" draw:text-style-name="P3" draw:layer="layout" svg:width="0.313cm" svg:height="0.357cm" svg:x="10.346cm" svg:y="5.606cm" svg:viewBox="0 0 314 358" svg:d="M314 6c0-2 0-6-6-6-2 0-4 0-10 6l-24 30c-18-28-50-36-80-36-70 0-132 56-132 114 0 6 2 26 16 44 18 20 36 26 70 32 8 4 34 8 42 10 14 4 46 16 46 52 0 40-42 88-100 88-42 0-96-16-96-70 0-6 2-16 4-26 0-2 0-2 0-2 0-6-6-6-8-6-6 0-8 0-10 10l-24 98c-2 2-2 6-2 8s2 6 6 6 4 0 10-8c6-6 20-20 24-26 26 28 66 34 96 34 74 0 134-64 134-122 0-22-8-42-20-54-16-18-24-20-88-34-10-4-26-6-32-8-12-4-32-18-32-46 0-38 44-78 96-78s78 30 78 78c0 6-2 16-2 22s6 6 8 6c8 0 8-2 10-10z">
            <text:p/>
          </draw:path>
          <draw:path draw:style-name="gr3" draw:text-style-name="P3" draw:layer="layout" svg:width="0.233cm" svg:height="0.337cm" svg:x="10.712cm" svg:y="5.616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</draw:g>
        <draw:g>
          <svg:title>TexMaths</svg:title>
          <svg:desc>20§latex§$null/AR_{P_{new}}$§svg§600§TRUE§</svg:desc>
          <draw:polygon draw:style-name="gr2" draw:text-style-name="P2" draw:layer="layout" svg:width="3.901cm" svg:height="0.701cm" svg:x="6.656cm" svg:y="6.123cm" svg:viewBox="0 0 3902 702" draw:points="1950,702 0,702 0,0 3902,0 3902,702">
            <text:p/>
          </draw:polygon>
          <draw:path draw:style-name="gr3" draw:text-style-name="P3" draw:layer="layout" svg:width="0.381cm" svg:height="0.319cm" svg:x="6.676cm" svg:y="6.337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7.096cm" svg:y="6.337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7.508cm" svg:y="6.161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7.73cm" svg:y="6.161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275cm" svg:height="0.703cm" svg:x="7.962cm" svg:y="6.121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83cm" svg:height="0.505cm" svg:x="8.258cm" svg:y="6.14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8.788cm" svg:y="6.169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377cm" svg:height="0.337cm" svg:x="9.326cm" svg:y="6.417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247cm" svg:height="0.161cm" svg:x="9.68cm" svg:y="6.669cm" svg:viewBox="0 0 248 162" svg:d="M36 122c-2 10-6 24-6 26 0 8 8 14 14 14s14-4 16-12c2-2 6-20 8-28 12-48 12-50 12-50 6-10 30-60 74-60 18 0 24 10 24 26 0 20-14 56-22 76-2 6-4 10-4 16 0 18 18 32 38 32 38 0 58-48 58-56 0-4-6-4-8-4-6 0-6 0-8 8-6 20-22 40-40 40-8 0-10-6-10-14s0-12 4-20c6-14 22-54 22-74 0-26-18-42-52-42-32 0-54 20-68 36 0-30-30-36-42-36-36 0-46 54-46 56 0 4 6 4 8 4 6 0 6-2 8-6 4-22 14-42 28-42 12 0 14 12 14 18s-4 20-6 28c-2 10-6 24-6 32z">
            <text:p/>
          </draw:path>
          <draw:path draw:style-name="gr3" draw:text-style-name="P3" draw:layer="layout" svg:width="0.171cm" svg:height="0.161cm" svg:x="9.996cm" svg:y="6.669cm" svg:viewBox="0 0 172 162" svg:d="M62 78c36 0 100-6 100-46 0-18-20-32-52-32-48 0-110 32-110 92 0 32 20 70 76 70 6 0 34 0 58-10s38-26 38-30c0-2-4-8-8-8-2 0-2 0-8 6-16 20-48 30-80 30-30 0-44-20-44-46 0-4 0-12 4-26zM40 66c16-50 58-54 70-54 18 0 32 8 32 20 0 34-66 34-82 34z">
            <text:p/>
          </draw:path>
          <draw:path draw:style-name="gr3" draw:text-style-name="P3" draw:layer="layout" svg:width="0.291cm" svg:height="0.161cm" svg:x="10.224cm" svg:y="6.669cm" svg:viewBox="0 0 292 162" svg:d="M150 136c6 10 20 26 58 26 66 0 84-114 84-132 0-24-14-30-20-30-10 0-20 12-20 20s4 10 6 12c10 8 14 18 14 28s-18 90-62 90c-14 0-34-4-34-32 0-2 0-8 2-20 2-14 14-54 18-74 2-4 2-6 2-8 0-8-6-12-14-12-6 0-12 4-16 10 0 2-4 16-6 24-4 20-4 20-10 40-4 12-6 24-6 34 0 6 0 8-4 14-14 24-28 24-34 24-4 0-18-2-28-10-8-8-8-20-8-24 0-14 4-30 18-66 4-6 6-12 6-18 0-18-18-32-40-32-36 0-56 46-56 56 0 4 6 4 8 4 6 0 6-2 8-6 8-26 24-42 40-42 6 0 10 4 10 14 0 8-2 12-6 22-18 46-18 54-18 64 0 40 36 50 64 50 8 0 28 0 44-26z">
            <text:p/>
          </draw:path>
        </draw:g>
        <draw:g>
          <svg:title>TexMaths</svg:title>
          <svg:desc>20§latex§$IReq/IRes_{i}}$§svg§600§TRUE§</svg:desc>
          <draw:polygon draw:style-name="gr2" draw:text-style-name="P2" draw:layer="layout" svg:width="3.667cm" svg:height="0.701cm" svg:x="6.656cm" svg:y="6.925cm" svg:viewBox="0 0 3668 702" draw:points="1834,702 0,702 0,0 3668,0 3668,702">
            <text:p/>
          </draw:polygon>
          <draw:path draw:style-name="gr3" draw:text-style-name="P3" draw:layer="layout" svg:width="0.327cm" svg:height="0.481cm" svg:x="6.68cm" svg:y="6.971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7.048cm" svg:y="6.971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7.588cm" svg:y="7.1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291cm" svg:height="0.449cm" svg:x="7.91cm" svg:y="7.139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3" draw:layer="layout" svg:width="0.275cm" svg:height="0.703cm" svg:x="8.258cm" svg:y="6.923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7cm" svg:height="0.481cm" svg:x="8.594cm" svg:y="6.971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8.962cm" svg:y="6.971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9.502cm" svg:y="7.139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259cm" svg:height="0.319cm" svg:x="9.834cm" svg:y="7.139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  <draw:path draw:style-name="gr3" draw:text-style-name="P3" draw:layer="layout" svg:width="0.151cm" svg:height="0.333cm" svg:x="10.148cm" svg:y="7.22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draw:g>
          <svg:title>TexMaths</svg:title>
          <svg:desc>20§latex§$null/AR_{i}$§svg§600§TRUE§</svg:desc>
          <draw:polygon draw:style-name="gr2" draw:text-style-name="P2" draw:layer="layout" svg:width="2.833cm" svg:height="0.701cm" svg:x="6.656cm" svg:y="4.523cm" svg:viewBox="0 0 2834 702" draw:points="1418,702 0,702 0,0 2834,0 2834,702">
            <text:p/>
          </draw:polygon>
          <draw:path draw:style-name="gr3" draw:text-style-name="P3" draw:layer="layout" svg:width="0.381cm" svg:height="0.319cm" svg:x="6.676cm" svg:y="4.737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7.096cm" svg:y="4.737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7.508cm" svg:y="4.561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7.73cm" svg:y="4.561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275cm" svg:height="0.703cm" svg:x="7.962cm" svg:y="4.521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83cm" svg:height="0.505cm" svg:x="8.258cm" svg:y="4.54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8.788cm" svg:y="4.569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151cm" svg:height="0.333cm" svg:x="9.314cm" svg:y="4.82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draw:g>
          <svg:title>TexMaths</svg:title>
          <svg:desc>20§latex§$IReq/IRes_{PMSI}}$§svg§600§TRUE§</svg:desc>
          <draw:polygon draw:style-name="gr2" draw:text-style-name="P2" draw:layer="layout" svg:width="5.145cm" svg:height="0.701cm" svg:x="6.656cm" svg:y="7.725cm" svg:viewBox="0 0 5146 702" draw:points="2574,702 0,702 0,0 5146,0 5146,702">
            <text:p/>
          </draw:polygon>
          <draw:path draw:style-name="gr3" draw:text-style-name="P3" draw:layer="layout" svg:width="0.327cm" svg:height="0.481cm" svg:x="6.68cm" svg:y="7.771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7.048cm" svg:y="7.771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7.588cm" svg:y="7.9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291cm" svg:height="0.449cm" svg:x="7.91cm" svg:y="7.939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3" draw:layer="layout" svg:width="0.275cm" svg:height="0.703cm" svg:x="8.258cm" svg:y="7.723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7cm" svg:height="0.481cm" svg:x="8.594cm" svg:y="7.771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8.962cm" svg:y="7.771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9.502cm" svg:y="7.939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259cm" svg:height="0.319cm" svg:x="9.834cm" svg:y="7.939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  <draw:path draw:style-name="gr3" draw:text-style-name="P3" draw:layer="layout" svg:width="0.377cm" svg:height="0.337cm" svg:x="10.16cm" svg:y="8.019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525cm" svg:height="0.337cm" svg:x="10.594cm" svg:y="8.019cm" svg:viewBox="0 0 526 338" svg:d="M468 40c4-18 6-22 42-22 10 0 16 0 16-10 0-8-6-8-14-8h-68c-14 0-14 0-20 10l-192 282-48-278c-2-14-2-14-18-14h-70c-10 0-16 0-16 10 0 8 6 8 16 8 8 0 10 0 20 0 8 2 10 2 10 8 0 0 0 4-2 10l-62 250c-4 16-12 32-52 34-4 0-10 0-10 12 0 0 0 6 8 6 14 0 34-2 50-2 12 0 42 2 54 2 2 0 8 0 8-10 0-8-6-8-10-8-32 0-32-14-32-20 0-2 0-4 2-12l66-264 54 300c2 10 2 14 10 14 6 0 10-6 14-10l208-310v2l-70 280c-4 16-4 20-44 20-8 0-14 0-14 12 0 0 0 6 8 6 10 0 20-2 30-2s22 0 32 0c14 0 48 2 62 2 4 0 10 0 10-10 0-8-6-8-16-8 0 0-10 0-18 0-12-2-12-4-12-8s2-8 2-12z">
            <text:p/>
          </draw:path>
          <draw:path draw:style-name="gr3" draw:text-style-name="P3" draw:layer="layout" svg:width="0.313cm" svg:height="0.357cm" svg:x="11.18cm" svg:y="8.009cm" svg:viewBox="0 0 314 358" svg:d="M314 6c0-2-2-6-6-6s-4 0-10 6l-24 30c-20-28-50-36-80-36-70 0-132 56-132 114 0 6 2 26 16 44 18 20 36 26 70 32 8 4 34 8 42 10 14 4 46 16 46 52 0 40-42 88-100 88-42 0-96-16-96-70 0-6 2-16 4-26 0-2 0-2 0-2 0-6-6-6-8-6-6 0-8 0-10 10l-24 98c-2 2-2 6-2 8s2 6 6 6 4 0 10-8c6-6 20-20 24-26 26 28 66 34 96 34 74 0 134-64 134-122 0-22-8-42-20-54-16-18-24-20-88-34-10-4-26-6-32-8-12-4-32-18-32-46 0-38 44-78 96-78s78 30 78 78c0 6-2 16-2 22s6 6 8 6c8 0 8-2 10-10z">
            <text:p/>
          </draw:path>
          <draw:path draw:style-name="gr3" draw:text-style-name="P3" draw:layer="layout" svg:width="0.233cm" svg:height="0.337cm" svg:x="11.546cm" svg:y="8.019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</draw:g>
        <draw:g>
          <svg:title>TexMaths</svg:title>
          <svg:desc>20§latex§$IReq/IRes_{P_{new}}}$§svg§600§TRUE§</svg:desc>
          <draw:polygon draw:style-name="gr2" draw:text-style-name="P2" draw:layer="layout" svg:width="4.735cm" svg:height="0.701cm" svg:x="6.656cm" svg:y="8.526cm" svg:viewBox="0 0 4736 702" draw:points="2368,702 0,702 0,0 4736,0 4736,702">
            <text:p/>
          </draw:polygon>
          <draw:path draw:style-name="gr3" draw:text-style-name="P3" draw:layer="layout" svg:width="0.327cm" svg:height="0.481cm" svg:x="6.68cm" svg:y="8.57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7.048cm" svg:y="8.57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7.588cm" svg:y="8.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291cm" svg:height="0.449cm" svg:x="7.91cm" svg:y="8.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3" draw:layer="layout" svg:width="0.275cm" svg:height="0.703cm" svg:x="8.258cm" svg:y="8.524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7cm" svg:height="0.481cm" svg:x="8.594cm" svg:y="8.57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503cm" svg:height="0.497cm" svg:x="8.962cm" svg:y="8.572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71cm" svg:height="0.319cm" svg:x="9.502cm" svg:y="8.7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259cm" svg:height="0.319cm" svg:x="9.834cm" svg:y="8.74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  <draw:path draw:style-name="gr3" draw:text-style-name="P3" draw:layer="layout" svg:width="0.377cm" svg:height="0.337cm" svg:x="10.16cm" svg:y="8.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247cm" svg:height="0.161cm" svg:x="10.514cm" svg:y="9.072cm" svg:viewBox="0 0 248 162" svg:d="M36 122c-2 10-6 24-6 26 0 8 8 14 14 14s14-4 16-12c2-2 6-20 8-28 12-48 12-50 12-50 4-10 30-60 74-60 18 0 24 10 24 26 0 20-14 56-22 76-2 6-4 10-4 16 0 18 18 32 38 32 38 0 58-48 58-56 0-4-6-4-8-4-6 0-6 0-8 8-6 20-22 40-40 40-8 0-10-6-10-14s0-12 4-20c6-14 22-54 22-74 0-26-18-42-52-42-32 0-54 20-68 36 0-30-30-36-42-36-36 0-46 54-46 56 0 4 6 4 8 4 6 0 6-2 8-6 4-22 14-42 28-42 12 0 14 12 14 18s-4 20-6 28c-2 10-6 24-8 32z">
            <text:p/>
          </draw:path>
          <draw:path draw:style-name="gr3" draw:text-style-name="P3" draw:layer="layout" svg:width="0.171cm" svg:height="0.161cm" svg:x="10.83cm" svg:y="9.072cm" svg:viewBox="0 0 172 162" svg:d="M62 78c36 0 100-6 100-46 0-18-20-32-52-32-48 0-110 32-110 92 0 32 20 70 76 70 6 0 34 0 58-10s38-26 38-30c0-2-4-8-8-8-2 0-2 0-8 6-18 20-48 30-80 30-30 0-44-20-44-46 0-4 0-12 4-26zM40 66c16-50 58-54 70-54 18 0 32 8 32 20 0 34-66 34-82 34z">
            <text:p/>
          </draw:path>
          <draw:path draw:style-name="gr3" draw:text-style-name="P3" draw:layer="layout" svg:width="0.291cm" svg:height="0.161cm" svg:x="11.058cm" svg:y="9.072cm" svg:viewBox="0 0 292 162" svg:d="M150 136c6 10 20 26 58 26 66 0 84-114 84-132 0-24-14-30-20-30-10 0-20 12-20 20s4 10 6 12c10 8 14 18 14 28s-18 90-62 90c-14 0-34-4-34-32 0-2 0-8 2-20 2-14 14-54 18-74 2-4 2-6 2-8 0-8-6-12-14-12-6 0-12 4-16 10 0 2-4 16-6 24-4 20-4 20-10 40-4 12-6 24-6 34 0 6 0 8-4 14-14 24-28 24-34 24s-18-2-28-10c-8-8-8-20-8-24 0-14 4-30 18-66 4-6 6-12 6-18 0-18-18-32-40-32-36 0-56 46-56 56 0 4 6 4 8 4 6 0 6-2 8-6 8-26 24-42 40-42 6 0 10 4 10 14 0 8-2 12-6 22-18 46-18 54-18 64 0 40 36 50 64 50 8 0 28 0 44-26z">
            <text:p/>
          </draw:path>
        </draw:g>
        <draw:g>
          <svg:title>TexMaths</svg:title>
          <svg:desc>20§latex§$IAV/REJ$§svg§600§TRUE§</svg:desc>
          <draw:polygon draw:style-name="gr2" draw:text-style-name="P2" draw:layer="layout" svg:width="3.277cm" svg:height="0.701cm" svg:x="16.456cm" svg:y="6.127cm" svg:viewBox="0 0 3278 702" draw:points="1638,702 0,702 0,0 3278,0 3278,702">
            <text:p/>
          </draw:polygon>
          <draw:path draw:style-name="gr3" draw:text-style-name="P3" draw:layer="layout" svg:width="0.327cm" svg:height="0.481cm" svg:x="16.48cm" svg:y="6.173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483cm" svg:height="0.505cm" svg:x="16.844cm" svg:y="6.1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384cm" svg:y="6.17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75cm" svg:height="0.703cm" svg:x="17.87cm" svg:y="6.125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503cm" svg:height="0.497cm" svg:x="18.21cm" svg:y="6.173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511cm" svg:height="0.479cm" svg:x="18.744cm" svg:y="6.175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2 0-22 14 0 8 8 8 20 8 26 0 46 0 46 12 0 4 0 4-2 18l-94 372c-8 28-8 34-64 34-12 0-20 0-20 14 0 8 6 8 20 8h366c16 0 16 0 22-12z">
            <text:p/>
          </draw:path>
          <draw:path draw:style-name="gr3" draw:text-style-name="P3" draw:layer="layout" svg:width="0.397cm" svg:height="0.497cm" svg:x="19.326cm" svg:y="6.173cm" svg:viewBox="0 0 398 498" svg:d="M332 52c6-24 8-30 46-30 12 0 20 0 20-14 0-6-6-8-10-8-18 0-62 2-80 2-22 0-80-2-104-2-6 0-14 0-14 14 0 8 6 8 24 8 16 0 24 0 42 2 16 2 20 4 20 14 0 4 0 8-2 14l-82 324c-16 68-64 106-100 106-20 0-56-8-68-44 2 0 8 0 8 0 28 0 46-24 46-44 0-22-18-30-30-30-14 0-48 8-48 56 0 44 38 78 94 78 64 0 138-48 156-116z">
            <text:p/>
          </draw:path>
        </draw:g>
        <draw:g>
          <svg:title>TexMaths</svg:title>
          <svg:desc>20§latex§$VAV_{i}/SRES$§svg§600§TRUE§</svg:desc>
          <draw:polygon draw:style-name="gr2" draw:text-style-name="P2" draw:layer="layout" svg:width="4.117cm" svg:height="0.701cm" svg:x="16.456cm" svg:y="7.027cm" svg:viewBox="0 0 4118 702" draw:points="2060,702 0,702 0,0 4118,0 4118,702">
            <text:p/>
          </draw:polygon>
          <draw:path draw:style-name="gr3" draw:text-style-name="P3" draw:layer="layout" svg:width="0.503cm" svg:height="0.497cm" svg:x="16.496cm" svg:y="7.07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483cm" svg:height="0.505cm" svg:x="17.046cm" svg:y="7.0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586cm" svg:y="7.07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151cm" svg:height="0.333cm" svg:x="17.978cm" svg:y="7.3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75cm" svg:height="0.703cm" svg:x="18.228cm" svg:y="7.025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17cm" svg:height="0.513cm" svg:x="18.576cm" svg:y="7.057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503cm" svg:height="0.497cm" svg:x="19.038cm" svg:y="7.073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511cm" svg:height="0.479cm" svg:x="19.572cm" svg:y="7.075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417cm" svg:height="0.513cm" svg:x="20.14cm" svg:y="7.057cm" svg:viewBox="0 0 418 514" svg:d="M418 8c0-4 0-8-6-8-4 0-6 0-14 10l-34 40c-18-32-54-50-100-50-90 0-174 82-174 166 0 58 36 90 72 100l76 20c26 6 66 18 66 76 0 62-58 130-128 130-46 0-124-16-124-104 0-16 4-34 4-38 2-2 2-4 2-4 0-8-4-8-8-8s-6 0-8 2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</draw:g>
        <draw:g>
          <svg:title>TexMaths</svg:title>
          <svg:desc>20§latex§$VAV_{i}/SRES$§svg§600§TRUE§</svg:desc>
          <draw:polygon draw:style-name="gr2" draw:text-style-name="P2" draw:layer="layout" svg:width="4.117cm" svg:height="0.701cm" svg:x="16.456cm" svg:y="7.827cm" svg:viewBox="0 0 4118 702" draw:points="2060,702 0,702 0,0 4118,0 4118,702">
            <text:p/>
          </draw:polygon>
          <draw:path draw:style-name="gr3" draw:text-style-name="P3" draw:layer="layout" svg:width="0.503cm" svg:height="0.497cm" svg:x="16.496cm" svg:y="7.87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483cm" svg:height="0.505cm" svg:x="17.046cm" svg:y="7.8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586cm" svg:y="7.87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151cm" svg:height="0.333cm" svg:x="17.978cm" svg:y="8.1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75cm" svg:height="0.703cm" svg:x="18.228cm" svg:y="7.825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17cm" svg:height="0.513cm" svg:x="18.576cm" svg:y="7.857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503cm" svg:height="0.497cm" svg:x="19.038cm" svg:y="7.873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511cm" svg:height="0.479cm" svg:x="19.572cm" svg:y="7.875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417cm" svg:height="0.513cm" svg:x="20.14cm" svg:y="7.857cm" svg:viewBox="0 0 418 514" svg:d="M418 8c0-4 0-8-6-8-4 0-6 0-14 10l-34 40c-18-32-54-50-100-50-90 0-174 82-174 166 0 58 36 90 72 100l76 20c26 6 66 18 66 76 0 62-58 130-128 130-46 0-124-16-124-104 0-16 4-34 4-38 2-2 2-4 2-4 0-8-4-8-8-8s-6 0-8 2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</draw:g>
        <draw:g>
          <svg:title>TexMaths</svg:title>
          <svg:desc>20§latex§$VAV_{PMSI}/SRES$§svg§600§TRUE§</svg:desc>
          <draw:polygon draw:style-name="gr2" draw:text-style-name="P2" draw:layer="layout" svg:width="5.601cm" svg:height="0.701cm" svg:x="16.456cm" svg:y="8.728cm" svg:viewBox="0 0 5602 702" draw:points="2800,702 0,702 0,0 5602,0 5602,702">
            <text:p/>
          </draw:polygon>
          <draw:path draw:style-name="gr3" draw:text-style-name="P3" draw:layer="layout" svg:width="0.503cm" svg:height="0.497cm" svg:x="16.496cm" svg:y="8.7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483cm" svg:height="0.505cm" svg:x="17.046cm" svg:y="8.7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586cm" svg:y="8.7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377cm" svg:height="0.337cm" svg:x="17.99cm" svg:y="9.02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525cm" svg:height="0.337cm" svg:x="18.424cm" svg:y="9.022cm" svg:viewBox="0 0 526 338" svg:d="M468 40c4-18 6-22 42-22 10 0 16 0 16-10 0-8-6-8-14-8h-68c-14 0-14 0-20 10l-192 282-48-278c-2-14-2-14-18-14h-70c-10 0-16 0-16 10 0 8 6 8 16 8 8 0 10 0 20 0 8 2 10 2 10 8 0 0 0 4-2 10l-62 250c-4 16-12 32-52 34-4 0-10 0-10 12 0 0 0 6 8 6 14 0 34-2 50-2 12 0 42 2 54 2 2 0 8 0 8-10 0-8-6-8-10-8-32 0-32-14-32-20 0-2 0-4 2-12l66-264 54 300c2 10 2 14 10 14 6 0 10-6 14-10l208-310v2l-70 280c-4 16-4 20-44 20-8 0-14 0-14 12 0 0 0 6 8 6 10 0 20-2 30-2s22 0 32 0c14 0 48 2 62 2 4 0 10 0 10-10 0-8-6-8-16-8 0 0-10 0-18 0-12-2-12-4-12-8s2-8 2-12z">
            <text:p/>
          </draw:path>
          <draw:path draw:style-name="gr3" draw:text-style-name="P3" draw:layer="layout" svg:width="0.313cm" svg:height="0.357cm" svg:x="19.01cm" svg:y="9.012cm" svg:viewBox="0 0 314 358" svg:d="M314 6c0-2-2-6-6-6s-4 0-10 6l-24 30c-20-28-50-36-80-36-70 0-132 56-132 114 0 6 2 26 16 44 18 20 36 26 70 32 8 4 34 8 42 10 14 4 46 16 46 52 0 40-42 88-100 88-42 0-96-16-96-70 0-6 2-16 4-26 0-2 0-2 0-2 0-6-6-6-8-6-6 0-8 0-10 10l-24 98c-2 2-2 6-2 8s2 6 6 6 4 0 10-8c6-6 20-20 24-26 26 28 66 34 96 34 74 0 134-64 134-122 0-22-8-42-20-54-16-18-24-20-88-34-10-4-26-6-32-8-12-4-32-18-32-46 0-38 44-78 96-78s78 30 78 78c0 6-2 16-2 22s6 6 8 6c8 0 8-2 10-10z">
            <text:p/>
          </draw:path>
          <draw:path draw:style-name="gr3" draw:text-style-name="P3" draw:layer="layout" svg:width="0.233cm" svg:height="0.337cm" svg:x="19.376cm" svg:y="9.022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3" draw:text-style-name="P3" draw:layer="layout" svg:width="0.275cm" svg:height="0.703cm" svg:x="19.71cm" svg:y="8.726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17cm" svg:height="0.513cm" svg:x="20.058cm" svg:y="8.75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503cm" svg:height="0.497cm" svg:x="20.52cm" svg:y="8.774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511cm" svg:height="0.479cm" svg:x="21.056cm" svg:y="8.776cm" svg:viewBox="0 0 512 480" svg:d="M472 316c2-4 4-8 4-10s0-8-8-8c-6 0-8 4-10 8-46 104-72 152-192 152h-102c-10 0-12 0-16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417cm" svg:height="0.513cm" svg:x="21.622cm" svg:y="8.75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</draw:g>
        <draw:g>
          <svg:title>TexMaths</svg:title>
          <svg:desc>20§latex§$VAV_{P_{new}}/SRES$§svg§600§TRUE§</svg:desc>
          <draw:polygon draw:style-name="gr2" draw:text-style-name="P2" draw:layer="layout" svg:width="5.223cm" svg:height="0.701cm" svg:x="16.457cm" svg:y="9.628cm" svg:viewBox="0 0 5224 702" draw:points="2612,702 0,702 0,0 5224,0 5224,702">
            <text:p/>
          </draw:polygon>
          <draw:path draw:style-name="gr3" draw:text-style-name="P3" draw:layer="layout" svg:width="0.503cm" svg:height="0.497cm" svg:x="16.497cm" svg:y="9.6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483cm" svg:height="0.505cm" svg:x="17.047cm" svg:y="9.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587cm" svg:y="9.6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377cm" svg:height="0.337cm" svg:x="17.991cm" svg:y="9.92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247cm" svg:height="0.161cm" svg:x="18.343cm" svg:y="10.174cm" svg:viewBox="0 0 248 162" svg:d="M36 122c-2 10-6 24-6 26 0 8 8 14 14 14s14-4 16-12c2-2 6-20 8-28 12-48 12-50 12-50 4-10 30-60 74-60 18 0 24 10 24 26 0 20-14 56-22 76-2 6-4 10-4 16 0 18 18 32 38 32 38 0 58-48 58-56 0-4-6-4-8-4-6 0-6 0-8 8-6 20-22 40-40 40-8 0-10-6-10-14s0-12 4-20c6-14 22-54 22-74 0-26-18-42-52-42-32 0-54 20-68 36 0-30-30-36-42-36-36 0-46 54-46 56 0 4 6 4 8 4 6 0 6-2 8-6 4-22 14-42 28-42 12 0 14 12 14 18s-4 20-6 28c-2 10-6 24-8 32z">
            <text:p/>
          </draw:path>
          <draw:path draw:style-name="gr3" draw:text-style-name="P3" draw:layer="layout" svg:width="0.171cm" svg:height="0.161cm" svg:x="18.659cm" svg:y="10.174cm" svg:viewBox="0 0 172 162" svg:d="M62 78c36 0 100-6 100-46 0-18-20-32-52-32-48 0-110 32-110 92 0 32 20 70 76 70 6 0 34 0 58-10s38-26 38-30c0-2-4-8-8-8-2 0-2 0-8 6-16 20-48 30-80 30-30 0-44-20-44-46 0-4 0-12 4-26zM40 66c16-50 58-54 70-54 18 0 32 8 32 20 0 34-66 34-82 34z">
            <text:p/>
          </draw:path>
          <draw:path draw:style-name="gr3" draw:text-style-name="P3" draw:layer="layout" svg:width="0.291cm" svg:height="0.161cm" svg:x="18.889cm" svg:y="10.174cm" svg:viewBox="0 0 292 162" svg:d="M150 136c6 10 20 26 58 26 66 0 84-114 84-132 0-24-14-30-20-30-10 0-20 12-20 20s4 10 6 12c10 8 14 18 14 28s-18 90-62 90c-14 0-34-4-34-32 0-2 0-8 2-20 2-14 14-54 18-74 2-4 2-6 2-8 0-8-6-12-14-12-6 0-12 4-16 10 0 2-4 16-6 24-4 20-4 20-10 40-4 12-6 24-6 34 0 6 0 8-4 14-14 24-28 24-34 24s-18-2-28-10c-8-8-8-20-8-24 0-14 4-30 18-66 4-6 6-12 6-18 0-18-18-32-40-32-36 0-56 46-56 56 0 4 6 4 8 4 6 0 6-2 8-6 6-26 24-42 40-42 6 0 10 4 10 14 0 8-2 12-6 22-18 46-18 54-18 64 0 40 36 50 64 50 8 0 28 0 44-26z">
            <text:p/>
          </draw:path>
          <draw:path draw:style-name="gr3" draw:text-style-name="P3" draw:layer="layout" svg:width="0.275cm" svg:height="0.703cm" svg:x="19.333cm" svg:y="9.626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417cm" svg:height="0.513cm" svg:x="19.681cm" svg:y="9.658cm" svg:viewBox="0 0 418 514" svg:d="M418 8c0-4 0-8-6-8-4 0-6 0-14 10l-34 40c-18-32-54-50-100-50-90 0-174 82-174 166 0 58 36 90 72 100l76 20c26 6 66 18 66 76 0 62-58 130-128 130-46 0-124-16-124-104 0-16 4-34 4-38 2-2 2-4 2-4 0-8-4-8-8-8s-6 0-8 2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503cm" svg:height="0.497cm" svg:x="20.145cm" svg:y="9.674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511cm" svg:height="0.479cm" svg:x="20.679cm" svg:y="9.676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417cm" svg:height="0.513cm" svg:x="21.247cm" svg:y="9.658cm" svg:viewBox="0 0 418 514" svg:d="M418 8c0-4 0-8-6-8-4 0-6 0-14 10l-34 40c-18-32-54-50-100-50-90 0-174 82-174 166 0 58 36 90 72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</draw:g>
        <draw:g>
          <svg:title>TexMaths</svg:title>
          <svg:desc>20§latex§$VAV_{p'' \notin \left\lbrace PMSI, P_{new} \right\rbrace }/forget_{PMSI}$§svg§600§TRUE§</svg:desc>
          <draw:polygon draw:style-name="gr2" draw:text-style-name="P2" draw:layer="layout" svg:width="10.335cm" svg:height="0.775cm" svg:x="16.457cm" svg:y="10.628cm" svg:viewBox="0 0 10336 776" draw:points="5168,776 0,776 0,0 10336,0 10336,776">
            <text:p/>
          </draw:polygon>
          <draw:path draw:style-name="gr3" draw:text-style-name="P3" draw:layer="layout" svg:width="0.503cm" svg:height="0.497cm" svg:x="16.497cm" svg:y="10.6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483cm" svg:height="0.505cm" svg:x="17.047cm" svg:y="10.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17.587cm" svg:y="10.674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75cm" svg:height="0.313cm" svg:x="17.955cm" svg:y="11.06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8.277cm" svg:y="10.94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18.431cm" svg:y="10.94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213cm" svg:height="0.493cm" svg:x="18.689cm" svg:y="10.912cm" svg:viewBox="0 0 214 494" svg:d="M210 22c4-6 4-8 4-10 0-8-6-12-12-12-8 0-12 6-14 12l-186 460c-2 6-2 8-2 10 0 8 6 12 12 12 8 0 10-6 14-12z">
            <text:p/>
          </draw:path>
          <draw:path draw:style-name="gr3" draw:text-style-name="P3" draw:layer="layout" svg:width="0.273cm" svg:height="0.323cm" svg:x="18.643cm" svg:y="10.996cm" svg:viewBox="0 0 274 324" svg:d="M254 174c8 0 20 0 20-12s-12-12-20-12h-230c8-72 68-126 146-126h84c8 0 20 0 20-12s-12-12-20-12h-86c-92 0-168 72-168 162s76 162 168 162h86c8 0 20 0 20-12s-12-12-20-12h-84c-78 0-138-54-146-126z">
            <text:p/>
          </draw:path>
          <draw:path draw:style-name="gr3" draw:text-style-name="P3" draw:layer="layout" svg:width="0.195cm" svg:height="0.493cm" svg:x="19.015cm" svg:y="10.912cm" svg:viewBox="0 0 196 494" svg:d="M118 72c0-10 0-26 16-40 14-12 34-16 52-18 8 0 10 0 10-8 0-6-4-6-12-6-52 0-104 22-104 62v116c0 14 0 30-18 44-12 8-28 16-52 18-6 0-10 0-10 8 0 6 4 6 8 6 60 4 70 38 72 52v116c0 14 0 36 26 52 28 18 66 20 78 20 8 0 12 0 12-6 0-8-4-8-8-8-46-2-66-24-70-42 0-6 0-10 0-16v-104c0-14 0-32-14-46-6-6-18-18-46-24 20-6 54-20 60-54 0-2 0-4 0-20z">
            <text:p/>
          </draw:path>
          <draw:path draw:style-name="gr3" draw:text-style-name="P3" draw:layer="layout" svg:width="0.377cm" svg:height="0.337cm" svg:x="19.291cm" svg:y="10.94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525cm" svg:height="0.337cm" svg:x="19.725cm" svg:y="10.944cm" svg:viewBox="0 0 526 338" svg:d="M468 40c4-18 6-22 42-22 10 0 16 0 16-10 0-8-6-8-14-8h-68c-14 0-14 0-20 10l-192 282-48-278c-2-14-2-14-18-14h-70c-10 0-16 0-16 10 0 8 6 8 16 8 8 0 10 0 20 0 8 2 10 2 10 8 0 0 0 4-2 10l-62 250c-4 16-12 32-52 34-4 0-10 0-10 12 0 0 0 6 8 6 14 0 34-2 50-2 12 0 42 2 54 2 2 0 8 0 8-10 0-8-6-8-10-8-32 0-32-14-32-20 0-2 0-4 2-12l66-264 54 300c2 10 2 14 10 14 6 0 10-6 14-10l208-310v2l-70 280c-4 16-4 20-44 20-8 0-14 0-14 12 0 0 0 6 8 6 10 0 20-2 30-2s22 0 32 0c14 0 48 2 62 2 4 0 10 0 10-10 0-8-6-8-16-8 0 0-10 0-18 0-12-2-12-4-12-8s2-8 2-12z">
            <text:p/>
          </draw:path>
          <draw:path draw:style-name="gr3" draw:text-style-name="P3" draw:layer="layout" svg:width="0.313cm" svg:height="0.357cm" svg:x="20.311cm" svg:y="10.934cm" svg:viewBox="0 0 314 358" svg:d="M314 6c0-2 0-6-6-6-2 0-4 0-10 6l-24 30c-18-28-50-36-80-36-70 0-132 56-132 114 0 6 2 26 16 44 18 20 36 26 70 32 8 4 34 8 42 10 14 4 46 16 46 52 0 40-42 88-100 88-42 0-96-16-96-70 0-6 2-16 4-26 0-2 0-2 0-2 0-6-6-6-8-6-6 0-8 0-10 10l-24 98c-2 2-2 6-2 8s2 6 6 6 4 0 10-8c6-6 20-20 24-26 26 28 66 34 96 34 74 0 134-64 134-122 0-22-8-42-20-54-16-18-24-20-88-34-10-4-26-6-32-8-12-4-32-18-32-46 0-38 44-78 96-78s78 30 78 78c0 6-2 16-2 22s6 6 8 6c8 0 8-2 10-10z">
            <text:p/>
          </draw:path>
          <draw:path draw:style-name="gr3" draw:text-style-name="P3" draw:layer="layout" svg:width="0.233cm" svg:height="0.337cm" svg:x="20.677cm" svg:y="10.944cm" svg:viewBox="0 0 234 338" svg:d="M174 40c4-18 4-22 42-22 12 0 18 0 18-10 0-6-4-8-8-8-10 0-22 2-34 2-10 0-22 0-32 0h-34c-12 0-24-2-36-2-2 0-10 0-10 10 0 8 6 8 16 8 2 0 12 0 20 0 10 2 14 2 14 8 0 2-2 6-2 10l-68 262c-2 18-4 22-42 22-14 0-18 0-18 12 0 0 0 6 8 6 14 0 52-2 66-2h36c10 0 22 2 34 2 2 0 10 0 10-10 0-8-6-8-16-8-2 0-12 0-22 0-10-2-10-4-10-8 0 0 0-4 2-12z">
            <text:p/>
          </draw:path>
          <draw:path draw:style-name="gr3" draw:text-style-name="P3" draw:layer="layout" svg:width="0.063cm" svg:height="0.153cm" svg:x="20.987cm" svg:y="11.224cm" svg:viewBox="0 0 64 154" svg:d="M50 50c0 26-4 58-40 90-2 2-2 4-2 6 0 4 4 8 6 8 8 0 50-40 50-100 0-30-12-54-36-54-16 0-28 12-28 28s12 30 30 30c12 0 20-8 20-8z">
            <text:p/>
          </draw:path>
          <draw:path draw:style-name="gr3" draw:text-style-name="P3" draw:layer="layout" svg:width="0.377cm" svg:height="0.337cm" svg:x="21.133cm" svg:y="10.944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247cm" svg:height="0.161cm" svg:x="21.487cm" svg:y="11.196cm" svg:viewBox="0 0 248 162" svg:d="M36 122c-2 10-6 24-6 26 0 8 8 14 14 14s14-4 16-12c2-2 6-20 8-28 12-48 12-50 12-50 4-10 30-60 74-60 18 0 24 10 24 26 0 20-14 56-22 76-2 6-4 10-4 16 0 18 18 32 38 32 38 0 58-48 58-56 0-4-6-4-8-4-6 0-6 0-8 8-6 20-22 40-40 40-8 0-10-6-10-14s0-12 4-20c6-14 22-54 22-74 0-26-18-42-52-42-32 0-54 20-68 36 0-30-30-36-42-36-36 0-46 54-46 56 0 4 6 4 8 4 6 0 6-2 8-6 4-22 14-42 28-42 12 0 14 12 14 18s-4 20-6 28c-2 10-6 24-6 32z">
            <text:p/>
          </draw:path>
          <draw:path draw:style-name="gr3" draw:text-style-name="P3" draw:layer="layout" svg:width="0.171cm" svg:height="0.161cm" svg:x="21.803cm" svg:y="11.196cm" svg:viewBox="0 0 172 162" svg:d="M62 78c36 0 100-6 100-46 0-18-20-32-52-32-48 0-110 32-110 92 0 32 20 70 76 70 6 0 34 0 58-10s38-26 38-30c0-2-4-8-8-8-2 0-2 0-8 6-18 20-48 30-80 30-30 0-44-20-44-46 0-4 0-12 4-26zM40 66c16-50 58-54 70-54 18 0 32 8 32 20 0 34-66 34-82 34z">
            <text:p/>
          </draw:path>
          <draw:path draw:style-name="gr3" draw:text-style-name="P3" draw:layer="layout" svg:width="0.291cm" svg:height="0.161cm" svg:x="22.033cm" svg:y="11.194cm" svg:viewBox="0 0 292 162" svg:d="M150 136c6 10 20 26 58 26 66 0 84-114 84-132 0-24-14-30-20-30-10 0-20 12-20 20s4 10 6 12c10 8 14 18 14 28s-18 90-62 90c-14 0-34-4-34-32 0-2 0-8 2-20 2-14 14-54 18-74 2-4 2-6 2-8 0-8-6-12-14-12-6 0-12 4-16 10 0 2-4 16-6 24-4 20-4 20-10 40-4 12-6 24-6 34 0 6 0 8-4 14-14 24-28 24-34 24-4 0-18-2-28-10-8-8-8-20-8-24 0-14 4-30 18-66 4-6 6-12 6-18 0-18-18-32-40-32-36 0-56 46-56 56 0 4 6 4 8 4 6 0 6-2 8-6 8-26 24-42 40-42 6 0 10 4 10 14 0 8-2 12-6 22-18 46-18 54-18 64 0 40 36 50 64 50 8 0 28 0 44-26z">
            <text:p/>
          </draw:path>
          <draw:path draw:style-name="gr3" draw:text-style-name="P3" draw:layer="layout" svg:width="0.195cm" svg:height="0.493cm" svg:x="22.449cm" svg:y="10.912cm" svg:viewBox="0 0 196 494" svg:d="M118 316c0-14 0-28 16-44 12-8 28-16 52-18 6 0 10 0 10-6 0-8-4-8-8-8-58-4-70-38-70-52v-116c0-14 0-36-26-52-28-18-68-20-80-20-6 0-12 0-12 6 0 8 4 8 8 8 48 2 66 24 70 42 2 6 2 10 2 16v104c0 14 0 32 12 46 6 6 18 18 46 26-20 4-52 18-58 52 0 2 0 4 0 20v102c0 10 0 26-16 40-16 12-34 16-54 18-6 0-10 0-10 8 0 6 6 6 12 6 54 0 106-22 106-62z">
            <text:p/>
          </draw:path>
          <draw:path draw:style-name="gr3" draw:text-style-name="P3" draw:layer="layout" svg:width="0.275cm" svg:height="0.703cm" svg:x="22.773cm" svg:y="10.626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51cm" svg:height="0.641cm" svg:x="23.121cm" svg:y="10.65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3" draw:text-style-name="P3" draw:layer="layout" svg:width="0.301cm" svg:height="0.319cm" svg:x="23.531cm" svg:y="10.84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text-style-name="P3" draw:layer="layout" svg:width="0.287cm" svg:height="0.319cm" svg:x="23.863cm" svg:y="10.84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3" draw:text-style-name="P3" draw:layer="layout" svg:width="0.323cm" svg:height="0.455cm" svg:x="24.187cm" svg:y="10.842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text-style-name="P3" draw:layer="layout" svg:width="0.271cm" svg:height="0.319cm" svg:x="24.569cm" svg:y="10.84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217cm" svg:height="0.449cm" svg:x="24.879cm" svg:y="10.71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3" draw:text-style-name="P3" draw:layer="layout" svg:width="0.377cm" svg:height="0.337cm" svg:x="25.151cm" svg:y="10.92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525cm" svg:height="0.337cm" svg:x="25.583cm" svg:y="10.922cm" svg:viewBox="0 0 526 338" svg:d="M468 40c4-18 6-22 42-22 10 0 16 0 16-10 0-8-6-8-14-8h-68c-14 0-14 0-20 10l-192 282-48-278c-2-14-2-14-18-14h-70c-10 0-16 0-16 10 0 8 6 8 16 8 8 0 10 0 20 0 8 2 10 2 10 8 0 0 0 4-2 10l-62 250c-4 16-12 32-52 34-4 0-10 0-10 12 0 0 0 6 8 6 14 0 34-2 50-2 12 0 42 2 54 2 2 0 10 0 10-10 0-8-8-8-12-8-32 0-32-14-32-20 0-2 0-4 2-12l66-264 54 300c2 10 2 14 10 14 6 0 10-6 14-10l208-310v2l-70 280c-4 16-4 20-44 20-8 0-14 0-14 12 0 0 0 6 8 6 10 0 20-2 30-2s22 0 32 0c14 0 48 2 62 2 4 0 10 0 10-10 0-8-6-8-16-8 0 0-10 0-18 0-12-2-12-4-12-8s2-8 2-12z">
            <text:p/>
          </draw:path>
          <draw:path draw:style-name="gr3" draw:text-style-name="P3" draw:layer="layout" svg:width="0.313cm" svg:height="0.357cm" svg:x="26.171cm" svg:y="10.912cm" svg:viewBox="0 0 314 358" svg:d="M314 6c0-2-2-6-6-6-2 0-4 0-10 6l-24 30c-20-28-50-36-80-36-70 0-132 56-132 114 0 6 2 26 16 44 18 20 36 26 70 32 8 4 34 8 42 10 14 4 46 16 46 52 0 40-42 88-100 88-42 0-96-16-96-70 0-6 2-16 4-26 0-2 0-2 0-2 0-6-6-6-8-6-6 0-8 0-10 10l-24 98c-2 2-2 6-2 8s2 6 6 6 4 0 10-8c6-6 20-20 24-26 26 28 66 34 96 34 74 0 134-64 134-122 0-22-8-42-20-54-16-18-24-20-88-34-10-4-26-6-32-8-12-4-32-18-32-46 0-38 44-78 96-78s78 30 78 78c0 6-2 16-2 22s6 6 8 6c8 0 8-2 10-10z">
            <text:p/>
          </draw:path>
          <draw:path draw:style-name="gr3" draw:text-style-name="P3" draw:layer="layout" svg:width="0.233cm" svg:height="0.337cm" svg:x="26.537cm" svg:y="10.922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11T11:54:37.038716890</dc:date>
    <meta:editing-duration>PT14M54S</meta:editing-duration>
    <meta:editing-cycles>2</meta:editing-cycles>
    <meta:generator>LibreOffice/5.1.6.2$Linux_X86_64 LibreOffice_project/10m0$Build-2</meta:generator>
    <meta:document-statistic meta:object-count="209"/>
  </office:meta>
</office:document-meta>
</file>